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11-10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752" calcext:value-type="float">
            <text:p>20.4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9032" calcext:value-type="float">
            <text:p>20.4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128" calcext:value-type="float">
            <text:p>20.4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0056" calcext:value-type="float">
            <text:p>20.2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4816" calcext:value-type="float">
            <text:p>20.2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4-30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5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7488" calcext:value-type="float">
            <text:p>20.2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32" calcext:value-type="float">
            <text:p>20.4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5336" calcext:value-type="float">
            <text:p>20.5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9848" calcext:value-type="float">
            <text:p>20.1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5232" calcext:value-type="float">
            <text:p>20.5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2936" calcext:value-type="float">
            <text:p>20.4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0-02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9344" calcext:value-type="float">
            <text:p>20.6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7528" calcext:value-type="float">
            <text:p>20.6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752" calcext:value-type="float">
            <text:p>20.4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1432" calcext:value-type="float">
            <text:p>20.6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5336" calcext:value-type="float">
            <text:p>20.5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5336" calcext:value-type="float">
            <text:p>20.5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6568" calcext:value-type="float">
            <text:p>20.5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2184" calcext:value-type="float">
            <text:p>20.5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8928" calcext:value-type="float">
            <text:p>20.3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488" calcext:value-type="float">
            <text:p>20.6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9512" calcext:value-type="float">
            <text:p>20.4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8" calcext:value-type="float">
            <text:p>20.4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6256" calcext:value-type="float">
            <text:p>20.3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8136" calcext:value-type="float">
            <text:p>20.1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4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3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4648" calcext:value-type="float">
            <text:p>20.4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8512" calcext:value-type="float">
            <text:p>20.0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7864" calcext:value-type="float">
            <text:p>20.2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2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1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2216" calcext:value-type="float">
            <text:p>18.4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20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4064" calcext:value-type="float">
            <text:p>20.3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0912" calcext:value-type="float">
            <text:p>20.2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9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9992" calcext:value-type="float">
            <text:p>20.5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684" calcext:value-type="float">
            <text:p>20.4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9888" calcext:value-type="float">
            <text:p>20.4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1392" calcext:value-type="float">
            <text:p>20.2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2184" calcext:value-type="float">
            <text:p>20.5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1912" calcext:value-type="float">
            <text:p>20.6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7424" calcext:value-type="float">
            <text:p>20.5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3584" calcext:value-type="float">
            <text:p>20.2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0912" calcext:value-type="float">
            <text:p>20.2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32" calcext:value-type="float">
            <text:p>20.4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0912" calcext:value-type="float">
            <text:p>20.2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2312" calcext:value-type="float">
            <text:p>20.0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1392" calcext:value-type="float">
            <text:p>20.2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752" calcext:value-type="float">
            <text:p>20.4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8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2352" calcext:value-type="float">
            <text:p>20.3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3584" calcext:value-type="float">
            <text:p>20.2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6944" calcext:value-type="float">
            <text:p>20.5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7008" calcext:value-type="float">
            <text:p>20.2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088" calcext:value-type="float">
            <text:p>20.5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6944" calcext:value-type="float">
            <text:p>20.5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8408" calcext:value-type="float">
            <text:p>20.0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5296" calcext:value-type="float">
            <text:p>20.2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248" calcext:value-type="float">
            <text:p>20.6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7424" calcext:value-type="float">
            <text:p>20.5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2184" calcext:value-type="float">
            <text:p>20.5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4232" calcext:value-type="float">
            <text:p>20.1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248" calcext:value-type="float">
            <text:p>20.6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9512" calcext:value-type="float">
            <text:p>20.4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4648" calcext:value-type="float">
            <text:p>20.4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828" calcext:value-type="float">
            <text:p>20.5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3624" calcext:value-type="float">
            <text:p>20.6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32" calcext:value-type="float">
            <text:p>20.4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0912" calcext:value-type="float">
            <text:p>20.2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752" calcext:value-type="float">
            <text:p>20.4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3376" calcext:value-type="float">
            <text:p>20.1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5296" calcext:value-type="float">
            <text:p>20.2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7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7048" calcext:value-type="float">
            <text:p>20.5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708" calcext:value-type="float">
            <text:p>18.5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7696" calcext:value-type="float">
            <text:p>20.4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2288" calcext:value-type="float">
            <text:p>20.5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1392" calcext:value-type="float">
            <text:p>20.2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0744" calcext:value-type="float">
            <text:p>20.4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7968" calcext:value-type="float">
            <text:p>20.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0744" calcext:value-type="float">
            <text:p>20.4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9408" calcext:value-type="float">
            <text:p>20.4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2312" calcext:value-type="float">
            <text:p>20.0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492" calcext:value-type="float">
            <text:p>20.3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8344" calcext:value-type="float">
            <text:p>20.2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9136" calcext:value-type="float">
            <text:p>20.5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088" calcext:value-type="float">
            <text:p>20.5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2288" calcext:value-type="float">
            <text:p>20.5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3896" calcext:value-type="float">
            <text:p>20.5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6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8952" calcext:value-type="float">
            <text:p>19.8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4" calcext:value-type="float">
            <text:p>20.3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1912" calcext:value-type="float">
            <text:p>20.6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9888" calcext:value-type="float">
            <text:p>20.4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0136" calcext:value-type="float">
            <text:p>24.7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3624" calcext:value-type="float">
            <text:p>20.6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1432" calcext:value-type="float">
            <text:p>20.6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0912" calcext:value-type="float">
            <text:p>24.0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0152" calcext:value-type="float">
            <text:p>25.60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84" calcext:value-type="float">
            <text:p>25.0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6128" calcext:value-type="float">
            <text:p>24.6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1536" calcext:value-type="float">
            <text:p>24.4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1224" calcext:value-type="float">
            <text:p>20.4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0536" calcext:value-type="float">
            <text:p>24.1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2352" calcext:value-type="float">
            <text:p>20.3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492" calcext:value-type="float">
            <text:p>20.3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5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2014-11-18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M-0146</text:p>
          </table:table-cell>
          <table:table-cell office:value-type="string" calcext:value-type="string">
            <text:p>23P-t2</text:p>
          </table:table-cell>
          <table:table-cell office:value-type="string" calcext:value-type="string">
            <text:p>197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2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962" meta:object-count="0"/>
    <meta:user-defined meta:name="AppVersion">3.0</meta:user-defined>
  </office:meta>
</office:document-meta>
</file>